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c3df" officeooo:paragraph-rsid="0017bc8d"/>
    </style:style>
    <style:style style:name="P2" style:family="paragraph" style:parent-style-name="Standard">
      <style:paragraph-properties fo:text-align="start" style:justify-single-word="false"/>
      <style:text-properties officeooo:rsid="0017bc8d" officeooo:paragraph-rsid="0017bc8d"/>
    </style:style>
    <style:style style:name="P3" style:family="paragraph" style:parent-style-name="Standard">
      <style:paragraph-properties fo:text-align="start" style:justify-single-word="false"/>
      <style:text-properties officeooo:rsid="0019d042" officeooo:paragraph-rsid="0019d042"/>
    </style:style>
    <style:style style:name="P4" style:family="paragraph" style:parent-style-name="Standard">
      <style:paragraph-properties fo:text-align="start" style:justify-single-word="false"/>
      <style:text-properties fo:font-weight="bold" officeooo:rsid="0017bc8d" officeooo:paragraph-rsid="0017bc8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8f64d" officeooo:paragraph-rsid="0018f64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9d042" officeooo:paragraph-rsid="0019d04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b27ef" officeooo:paragraph-rsid="001b27ef"/>
    </style:style>
    <style:style style:name="T1" style:family="text">
      <style:text-properties officeooo:rsid="0017bc8d"/>
    </style:style>
    <style:style style:name="T2" style:family="text">
      <style:text-properties officeooo:rsid="0018f64d"/>
    </style:style>
    <style:style style:name="T3" style:family="text">
      <style:text-properties officeooo:rsid="0019dac0"/>
    </style:style>
    <style:style style:name="T4" style:family="text">
      <style:text-properties officeooo:rsid="001b27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readboard Challenges</text:p>
      <text:p text:style-name="P1">The biggest hurdle in designing the <text:span text:style-name="T4">8-bit breadboard computer</text:span> is the selection of ICs. This wasn’t so much a problem for the simple modules like the clock and program counter, but as I started to explore ICs for registers, and especially RAM, I ran into more challenges. </text:p>
      <text:p text:style-name="P1"/>
      <text:p text:style-name="P4">Challenge 1: Terminology</text:p>
      <text:p text:style-name="P1">My knowledge if ICs is fairly limited to the fundamental 74xx series gates. So, I had to learn how to search for specific desired functions of ICs using various websites, namely Texas Instruments. This brought the first hurdle of terminology. I found very quickly I would have to familiarize myself with the terminology most commonly used it the industry. <text:span text:style-name="T1">Terms such as</text:span> open collector outputs, Schmitt triggers, <text:span text:style-name="T1">and the unfortunate one, obsolete, which is another challenge I touch on later. Finding an IC with the basic desired functionality is one thing,, we have to actually understand how these ICs behave.</text:span></text:p>
      <text:p text:style-name="P1"/>
      <text:p text:style-name="P4">Challenge 2: <text:span text:style-name="T3">Understanding ICs</text:span></text:p>
      <text:p text:style-name="P2">Dealing with a 74<text:span text:style-name="T2">ls04</text:span> is easy. One input per output and the output is inverted. But now, I am diving into the realm of tri-state devices, bidirectional buses, and EEPROM, just to name a few, where these chips have more complex inputs, including specific timing requirements. I saw no better way to understanding the various diagrams provided in the data sheets than by brute force. So, once I thought I understood, I would simulate a circuit to test the desired features. Of course, I did not always understand correctly the first time through, and some chips took a bit of testing to really understand how they behave. </text:p>
      <text:p text:style-name="P2"/>
      <text:p text:style-name="P5">Challenge 3: Obsolete Chips</text:p>
      <text:p text:style-name="P3">I am building an 8-bit computer using Digital Computer Electronics, Malvino, as a resource for my design. Taking some recommendations from their book, we find many ICs are now obsolete (No one is making 16 x 8 RAM anymore). If we still want this old ICs for simplicity, we must pay the price. The better alternative would be to use a more modern chip; however, as suggested earlier, I once again ran into issues finding a basic RAM that wasn’t completely overkill and still affordable. This brings up another issue of price.</text:p>
      <text:p text:style-name="P3"/>
      <text:p text:style-name="P6">Challenge 4: Budget and Optimization Balancing</text:p>
      <text:p text:style-name="P3">When seeking to optimize my modules, one thing I looked for was how to simplify the read/write process from and to the bus. I had originally selected a bidirectional bus; however, to utilize both directions would require additional logic over simply storing one direction in a set of latches and only enable their output when we want to. I found another chip that I believe would do all of this; however, that plan was quickly shoy down when I realized it cost $9, about $6 more than the previously mentioned plan. I learned here it would be a challenge balancing optimization and price.</text:p>
      <text:p text:style-name="P3"/>
      <text:p text:style-name="P6">Challenge 5: Obsolete Methods</text:p>
      <text:p text:style-name="P3">As alluded earlier, not many people are interested in making 8-bit computers beyond self-guided projects. As a consequence, it was difficult finding reputable sources of information online. This was my motivation to extend my project onto a <text:span text:style-name="T3">developmental FPGA board, as this technology is more relevant to current industry practices. I put a pause on the breadboard computer in order to catch up the FPGA portion of the projec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7:58:47.320360028</meta:creation-date>
    <dc:date>2020-06-11T18:38:22.166771675</dc:date>
    <meta:editing-duration>PT4M2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541" meta:character-count="3218" meta:non-whitespace-character-count="2686"/>
  </office:meta>
</office:document-meta>
</file>